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</style:style>
    <style:style style:name="P4" style:family="paragraph" style:parent-style-name="Standard" style:master-page-name="Standard">
      <style:paragraph-properties fo:margin-top="0in" fo:margin-bottom="0in" loext:contextual-spacing="false" fo:text-align="justify" style:justify-single-word="false" style:page-number="1"/>
    </style:style>
    <style:style style:name="T1" style:family="text">
      <style:text-properties fo:font-style="italic" style:font-style-asian="italic"/>
    </style:style>
    <style:style style:name="T2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 poprzednim numerze dowiedzieliśmy się, jak zastosować w Ren’py zmienne oraz instrukcje warunkowe. Dzięki temu jesteśmy w stanie już stworzyć pierwszą większą grę – bo to, co do tej pory stworzyliśmy, ciężko nazwać grą. Tylko jedna decyzja? Sweetie Belle ostrząca ołówek i żebrząca o pieniądze na pączka? By okazać nasz szacunek dla młodszej siostry Rarity, musimy ją zadowolić czymś porządnym!</text:p>
      <text:p text:style-name="P2"/>
      <text:p text:style-name="P2">Zgodnie z zapowiedzią zajmiemy się zaprojektowaniem gry poświęconej tygodniowi Sweetie Belle w szkole. Zaczniemy od czegoś niewielkiego – ot, po prostu tydzień nauki, w którym próby nauki na sprawdzian będą zagrożone przez spotkania z pozostałymi Cutie Mark Crusaders, Rarity oraz zwykłe, słodkie chwile lenistwa. Przy użyciu instrukcji warunkowych oraz kilku zmiennych bez problemu będziemy w stanie zasymulować kilka dni z życia przeciętnego, kuczego ucznia.</text:p>
      <text:p text:style-name="P2"/>
      <text:p text:style-name="P2">Punkt startowy fabuły będzie dość prosty – nasza główna bohaterka budzi się w poniedziałkowy poranek. Od tego dnia mamy tydzień – w następny poniedziałek w szkole czeka na nas bardzo trudny test z kuczej historii, na który będzie trzeba się pouczyć… jaka szkoda, że przy okazji trzeba będzie zadbać o to, by się spotkać z koleżankami, nie przemęczyć i by grzecznie słuchać siostry, prawda?</text:p>
      <text:p text:style-name="P2"/>
      <text:p text:style-name="P2">Struktura gry będzie dość prosta. W jednej zmiennej będziemy zapisywać numer dnia – przy użyciu instrukcji “switch”, która stanowi praktycznie rozbudowaną strukturę if-else (if &lt;warunek 1&gt; then &lt;efekt 1&gt;, else if &lt;warunek 2&gt; then &lt;efekt 2&gt;, etc.), będziemy używać tego numeru do wybrania danego dnia. Każdy dzień będzie się dzielić na dwie fazy – ranek, gdy będziemy iść do szkoły (za co dostaniemy punkty nauki i punkty zmęczenia, plus będziemy mogli wziąć udział w wydarzeniach), i popołudnie, gdy będziemy mogli się uczyć, odpoczywać lub spotykać ze znajomymi (punkty nauki i zmęczenia albo utrata punktów zmęczenia, albo utrata punktów zmęczenia i poprawa stosunków z przyjaciółmi). Jak widać, będziemy już potrzebować zmiennych na: zmęczenie, naukę, przyjaźń z pozostałymi CMC.</text:p>
      <text:p text:style-name="P2"/>
      <text:p text:style-name="P2">Zmienna oznaczająca dzień będzie jedną z częściej używanych – najpierw będzie użyta, by sprawdzić, czy wymagany jest skok do etykiety „szkoła”, „weekend” czy „egzamin”. Następnie, w tych dwóch pierwszych, będzie dalsze rozróżnienie na poszczególne dni. System ten daje nam pewną elastyczność, ułatwia rozbudowę gry o kolejne dni oraz pozwala na względnie proste śledzenie flow (z ang. <text:span text:style-name="T1">spływ, potok</text:span>) fabuły.</text:p>
      <text:p text:style-name="P2"/>
      <text:p text:style-name="P2">Przez pierwsze pięć dni Sweetie Belle będzie uczęszczać do szkoły. W tym czasie każdego dnia będzie jej nieco rosnąć wartość nauki oraz zmęczenia. Do tego drugiego i czwartego dnia będziemy mieć do czynienia z dodatkowymi zdarzeniami. Drugiego dnia Diamond Tiara będzie dręczyć innego z uczniów i będziemy mieć kilka opcji – przekupienie słodyczami, zagięcie naszą naukową wiedzą lub poproszenie o pomoc reszty CMC – w celu jej odgonienia – i jedną z zignorowaniem jej, co da nam dodatkowe punkty do nauki za kucie w trakcie przerwy, ale zablokuje nam możliwość poproszenia tego ucznia o pomoc w weekend. W razie udanego jej odgonienia uzyskamy wdzięczność uratowanego źrebaka i poprawę stosunków z CMC. Tymczasem czwartego dnia będziemy mieć do czynienia z niezapowiedzianą kartkówką – jeśli będziemy mieć odpowiednio wysoki poziom nauki, to zdobędziemy kilka dodatkowych punktów i stracimy kilka punktów zmęczenia. Niezdanie będzie oznaczało zwiększenie liczby punktów nauki wymaganej do zdania końcowego egzaminu, ale też odblokuje możliwość desperackiej nauki w czasie weekendu.</text:p>
      <text:p text:style-name="P2"/>
      <text:p text:style-name="P2">Kolejne dwa dni będą oznaczać weekend. Rankiem dostaniemy możliwość odpoczynku, nauki lub (jeśli nie zdaliśmy kartkówki) desperackiej nauki, dającej więcej punktów kosztem większego zmęczenia (ale i tak bardziej się opłacającej niż zwykła).</text:p>
      <text:p text:style-name="P2"/>
      <text:p text:style-name="P2">Druga faza będzie jednakowa w obu wypadkach – będzie to popołudniowy czas wolny. Za każdym razem będziemy mieli do wyboru dwie opcje – relaks, prowadzący do utraty punktów zmęczenia, lub naukę. Do tego dochodzą dodatkowe wydarzenia.</text:p>
      <text:p text:style-name="P2">Pierwszego dnia Rarity poprosi nas o przysługę. Będziemy mogli albo się wykręcić koniecznością nauki, albo pomóc i w zamian otrzymać pieniądze, które następnie będziemy mogli – lub nie – wydać na zapas słodyczy. Słodycze przydadzą się w starciu z Diamond Tiarą i piątkowym spotkaniu CMC.</text:p>
      <text:p text:style-name="P2">Drugiego dnia, jeśli pomogliśmy uczniowi w starciu z Diamond Tiarą, przyjdzie nam podziękować. Będziemy mogli go zaprosić do CMC lub zaoferować wspólną naukę. Drugie rozwiązanie da nam dodatkowe punkty nauki.</text:p>
      <text:p text:style-name="P2">Czwartego dnia Apple Bloom poprosi nas o pomoc na farmie. Podobnie jak w sytuacji z Rarity, możemy odmówić i kontynuować naukę lub, kosztem otrzymania dużej ilości punktów zmęczenia, otrzymamy duży bonus do przyjaźni z CMC.</text:p>
      <text:p text:style-name="P2">Szóstego dnia odbywa się niewielkie przedstawienie odgrywane przez CMC. Jeśli nie przyjdziemy, będzie to oznaczało wyzerowanie naszych punktów przyjaźni z nimi, w zamian dając punkty nauki. Z kolei przyjście pozwoli na odegranie jednej z większych scenek, poprawienia naszych stosunków z przyjaciółkami i straty dużej ilości punktów zmęczenia. Za udzielenie pomocy Apple Bloom, rozdawanie słodyczy kupionych pierwszego dnia oraz zaproszenie kuca z drugiego dnia rezultat końcowy będzie lepszy.</text:p>
      <text:p text:style-name="P2">W niedzielę z kolei dostaniemy możliwość wspólnej nauki. Im lepsze były nasze stosunki z przyjaciółkami, tym większy bonus dostaniemy.</text:p>
      <text:p text:style-name="P2">Jak widać, promowaną ścieżką jest współpraca z CMC – nawet jeśli zaniedbamy nieco naukę, to w niedzielę powinniśmy być w stanie to nadrobić.</text:p>
      <text:p text:style-name="P2"/>
      <text:p text:style-name="P2">Ostatniego, siódmego dnia, w piękny poniedziałkowy poranek, Sweetie Belle napisze sprawdzian, po czym gra się zakończy. Zakończenie zależy przede wszystkim od dwóch rzeczy – poziomu nauczenia oraz poziomu przyjaźni z CMC. Wynik testu zależy od pierwszego czynnika. Nawet niezdany test jednak kończy się „przeciętnym” zakończeniem, o ile mamy dobre stosunki z przyjaciółkami. Za to oblanie połączone ze zrażeniem do siebie koleżanek da nam łatkę lenia i będzie uznawane za najgorsze zakończenie.</text:p>
      <text:p text:style-name="P2">Co więcej, osiągnięcie zbyt wysokiego poziomu zmęczenia skończy się chorobą i przedwcześnie zakończy grę.</text:p>
      <text:p text:style-name="P2"/>
      <text:p text:style-name="P2"><text:soft-page-break/>Nie opisano tu, oczywiście, całej gry. W ostatecznej wersji dodane będą kosmetyczne opcje dialogowe, możliwe że jeszcze kilka drobnych zmiennych, ale kształt fabuły powinien pozostać bez zmian.</text:p>
      <text:p text:style-name="P2"/>
      <text:p text:style-name="P2">Jak widać, proste elementy, których nauczyliśmy się w poprzednich artykułach, pozwolą nam na stworzenie całkiem rozbudowanej VNki. W następnej części zajmiemy się implementacją opisanej gry oraz nauką tworzenia tak zwanych „displayables” – w skrócie, są to obiekty (interaktywne lub nie) tworzone przez twórcę danej gry i wyświetlane w trakcie jej działania. Może to być wszystko, od kalendarza po własny system walki (jak na przykład w grze „Sunrider – Mask of Arcadius”, stworzonej w Ren’py i dostępnej za darmo na Steamie). W tym wypadku, oczywiście, stworzymy kalendarzyk, który będzie wyświetlany każdego dnia rano.</text:p>
      <text:p text:style-name="P1"/>
      <text:p text:style-name="P3"><text:a xlink:type="simple" xlink:href="https://gonintendo.com/system/file_uploads/uploads/000/014/778/original/logo512.png" text:style-name="Internet_20_link" text:visited-style-name="Visited_20_Internet_20_Link"><text:span text:style-name="T2">https://gonintendo.com/system/file_uploads/uploads/000/014/778/original/logo512.png</text:span></text:a> - top taki jak w poprzednich dwóch artykułach</text:p>
      <text:p text:style-name="P3"/>
      <text:p text:style-name="P3"><text:a xlink:type="simple" xlink:href="https://derpibooru.org/1407711?q=programming" text:style-name="Internet_20_link" text:visited-style-name="Visited_20_Internet_20_Link"><text:span text:style-name="T2">https://derpibooru.org/1407711?q=programming</text:span></text:a></text:p>
      <text:p text:style-name="P3"/>
      <text:p text:style-name="P3"><text:a xlink:type="simple" xlink:href="https://derpibooru.org/1407709?q=programming" text:style-name="Internet_20_link" text:visited-style-name="Visited_20_Internet_20_Link"><text:span text:style-name="T2">https://derpibooru.org/1407709?q=programming</text:span></text:a>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pl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1" meta:word-count="1007" meta:character-count="7101" meta:non-whitespace-character-count="6095"/>
    <meta:generator>LibreOfficeDev/5.1.0.3$Linux_X86_64 LibreOffice_project/</meta:generator>
  </office:meta>
</office:document-meta>
</file>